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Calibri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Calibri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10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alibri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alibri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font-size="16pt" style:font-size-asian="16pt" style:font-size-complex="16pt"/>
    </style:style>
    <style:style style:name="P13" style:family="paragraph" style:parent-style-name="Standard">
      <style:paragraph-properties fo:background-color="#eeeeee" style:text-autospace="none">
        <style:background-image/>
      </style:paragraph-properties>
      <style:text-properties fo:color="#000000" style:font-name="Calibri" fo:font-size="16pt" style:font-name-asian="Consolas" style:font-size-asian="16pt" style:font-name-complex="Consolas" style:font-size-complex="16pt"/>
    </style:style>
    <style:style style:name="P14" style:family="paragraph" style:parent-style-name="Standard">
      <style:paragraph-properties fo:text-align="justify" style:justify-single-word="false" fo:background-color="#eeeeee" style:text-autospace="none">
        <style:background-image/>
      </style:paragraph-properties>
      <style:text-properties fo:color="#000000" style:font-name="Calibri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15" style:family="paragraph" style:parent-style-name="Standard">
      <style:paragraph-properties fo:text-align="justify" style:justify-single-word="false" fo:background-color="#eeeeee" style:text-autospace="none">
        <style:background-image/>
      </style:paragraph-properties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style:font-size-asian="16pt" style:font-size-complex="16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22pt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Calibri" fo:font-size="18pt" fo:font-weight="normal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Times New Roman"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 style:list-style-name="L5">
      <style:paragraph-properties fo:text-align="justify" style:justify-single-word="false"/>
      <style:text-properties style:use-window-font-color="true" style:font-name="Times New Roman"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2">
      <style:paragraph-properties fo:text-align="start" style:justify-single-word="false" fo:background-color="#ffffff">
        <style:background-image/>
      </style:paragraph-properties>
      <style:text-properties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ackground-color="#ffffff" style:text-autospace="none">
        <style:background-image/>
      </style:paragraph-properties>
      <style:text-properties fo:color="#ff3300" style:font-name="Times New Roman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P27" style:family="paragraph" style:parent-style-name="Standard">
      <style:paragraph-properties fo:text-align="justify" style:justify-single-word="false" fo:background-color="#ffffff" style:text-autospace="none">
        <style:background-image/>
      </style:paragraph-properties>
      <style:text-properties style:use-window-font-color="true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8" style:family="paragraph" style:parent-style-name="Standard">
      <style:paragraph-properties fo:text-align="justify" style:justify-single-word="false" fo:background-color="#eeeeee" style:text-autospace="none">
        <style:background-image/>
      </style:paragraph-properties>
      <style:text-properties fo:color="#0099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9" style:family="paragraph" style:parent-style-name="Standard">
      <style:paragraph-properties fo:text-align="justify" style:justify-single-word="false" fo:background-color="#eeeeee" style:text-autospace="none">
        <style:background-image/>
      </style:paragraph-properties>
      <style:text-properties fo:color="#000000" style:font-name="Calibri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30" style:family="paragraph" style:parent-style-name="Standard">
      <style:paragraph-properties fo:text-align="justify" style:justify-single-word="false" fo:background-color="#eeeeee" style:text-autospace="none">
        <style:background-image/>
      </style:paragraph-properties>
      <style:text-properties style:use-window-font-color="true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Calibri"/>
    </style:style>
    <style:style style:name="T4" style:family="text">
      <style:text-properties fo:color="#0000ff" style:font-name-asian="Consolas" style:font-name-complex="Consolas"/>
    </style:style>
    <style:style style:name="T5" style:family="text">
      <style:text-properties fo:color="#009999"/>
    </style:style>
    <style:style style:name="T6" style:family="text">
      <style:text-properties fo:color="#009999" fo:font-weight="bold" style:font-weight-asian="bold" style:font-weight-complex="bold"/>
    </style:style>
    <style:style style:name="T7" style:family="text">
      <style:text-properties style:font-name="Calibri"/>
    </style:style>
    <style:style style:name="T8" style:family="text">
      <style:text-properties fo:color="#ff9900"/>
    </style:style>
    <style:style style:name="T9" style:family="text">
      <style:text-properties fo:color="#ff9900" style:font-name="Calibri"/>
    </style:style>
    <style:style style:name="T10" style:family="text">
      <style:text-properties fo:color="#ff9900" style:font-name="Calibri" style:font-name-asian="Consolas" style:font-name-complex="Consolas"/>
    </style:style>
    <style:style style:name="T11" style:family="text">
      <style:text-properties fo:color="#ff9900" fo:font-weight="normal" style:font-weight-asian="normal" style:font-weight-complex="normal"/>
    </style:style>
    <style:style style:name="T12" style:family="text">
      <style:text-properties fo:color="#000000" style:font-name-asian="Consolas" style:font-name-complex="Consolas"/>
    </style:style>
    <style:style style:name="T13" style:family="text">
      <style:text-properties fo:color="#000000" fo:font-weight="bold" style:font-name-asian="Consolas" style:font-weight-asian="bold" style:font-name-complex="Consolas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16" style:family="text">
      <style:text-properties fo:color="#000000" style:font-name="Calibri" style:font-name-asian="Consolas" style:font-name-complex="Consolas"/>
    </style:style>
    <style:style style:name="T17" style:family="text">
      <style:text-properties fo:color="#00cc00" style:font-name="Calibri" style:font-name-asian="Consolas" style:font-name-complex="Consolas"/>
    </style:style>
    <style:style style:name="T18" style:family="text">
      <style:text-properties fo:color="#009900"/>
    </style:style>
    <style:style style:name="T19" style:family="text">
      <style:text-properties fo:color="#009900" style:font-name="Calibri"/>
    </style:style>
    <style:style style:name="T20" style:family="text">
      <style:text-properties fo:color="#009900" style:font-name="Calibri" style:font-name-asian="Consolas" style:font-name-complex="Consolas"/>
    </style:style>
    <style:style style:name="T21" style:family="text">
      <style:text-properties fo:color="#0000cc"/>
    </style:style>
    <style:style style:name="T22" style:family="text">
      <style:text-properties fo:color="#0000cc" style:font-name="Calibri" style:font-name-asian="Consolas" style:font-name-complex="Consolas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3300"/>
    </style:style>
    <style:style style:name="T25" style:family="text">
      <style:text-properties fo:color="#cc00cc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using</text:span> Kore.Utils;</text:p>
      <text:p text:style-name="P21"/>
      <text:p text:style-name="P22">The Utils Package contains stuff used by other packages. Some of the utilities a directly usefull also for other purposes, note that all the Utils are already used by other packages</text:p>
      <text:p text:style-name="P22"/>
      <text:p text:style-name="P24">List of content:</text:p>
      <text:p text:style-name="P24"/>
      <text:list xml:id="list161924185900694530" text:style-name="L5">
        <text:list-item>
          <text:p text:style-name="P23">Scene scoped Singletons <text:s text:c="32"/>(page 2)</text:p>
        </text:list-item>
        <text:list-item>
          <text:p text:style-name="P23">MiniPool <text:s text:c="57"/>(page 4)</text:p>
        </text:list-item>
      </text:list>
      <text:p text:style-name="P19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oft-page-break/><text:span text:style-name="T24">Scene scoped Singletons</text:span></text:p>
      <text:p text:style-name="P3"/>
      <text:list xml:id="list108077819464506567" text:style-name="L1">
        <text:list-item>
          <text:p text:style-name="P17">To make your class a singleton you just have to inherith the proper template:</text:p>
        </text:list-item>
      </text:list>
      <text:p text:style-name="P1"/>
      <text:p text:style-name="P12"/>
      <text:p text:style-name="P10"><text:s text:c="4"/><text:span text:style-name="T2">using</text:span> Kore.Utils;</text:p>
      <text:p text:style-name="P10"/>
      <text:p text:style-name="P10"><text:s text:c="4"/><text:span text:style-name="T2">public class</text:span> MyClass: <text:s text:c="5"/><text:span text:style-name="T5">SceneScopedSingleton</text:span>&lt; MyClass&gt;</text:p>
      <text:p text:style-name="P10"><text:s text:c="4"/>{</text:p>
      <text:p text:style-name="P10"/>
      <text:p text:style-name="P10"><text:s text:c="4"/>}</text:p>
      <text:p text:style-name="P12"/>
      <text:p text:style-name="P16"/>
      <text:list xml:id="list3264360005230605654" text:style-name="L2">
        <text:list-item>
          <text:p text:style-name="P25">Now you can access the Singleton Instance like the following:</text:p>
        </text:list-item>
      </text:list>
      <text:p text:style-name="P16"/>
      <text:p text:style-name="P12"/>
      <text:p text:style-name="P10"><text:s text:c="4"/>MyClass.<text:span text:style-name="T5">Instance</text:span>.Method(); </text:p>
      <text:p text:style-name="P12"/>
      <text:p text:style-name="P2"/>
      <text:p text:style-name="P2">Your class is also a MonoBehaviour now</text:p>
      <text:p text:style-name="P1"/>
      <text:p text:style-name="P1">If you want to access your instance indirectly (through a interface), you have to inherith from <text:span text:style-name="T8">SceneScopedSingleton</text:span><text:span text:style-name="T11">I</text:span><text:span text:style-name="T23"> </text:span><text:span text:style-name="T1"><text:s/>(NOTICE THE “I” AT THE END) </text:span><text:span text:style-name="T14">template instead. </text:span></text:p>
      <text:p text:style-name="P1"/>
      <text:p text:style-name="P12"><text:s text:c="4"/><text:span text:style-name="T3">using</text:span><text:span text:style-name="T7"> Kore.Utils;</text:span></text:p>
      <text:p text:style-name="P10"/>
      <text:p text:style-name="P10"><text:s text:c="4"/><text:span text:style-name="T2">public class</text:span> MyClass: </text:p>
      <text:p text:style-name="P10"><text:span text:style-name="T5"><text:s text:c="12"/></text:span><text:span text:style-name="T8">SceneScopedSingleton</text:span><text:span text:style-name="T11">I</text:span>&lt; MyClass, <text:span text:style-name="T8">IMyClass</text:span>&gt;, <text:span text:style-name="T8">IMyClass</text:span></text:p>
      <text:p text:style-name="P10"><text:s text:c="4"/>{</text:p>
      <text:p text:style-name="P10"/>
      <text:p text:style-name="P10"><text:s text:c="4"/>}</text:p>
      <text:p text:style-name="P1"/>
      <text:p text:style-name="P1">In that case, your class have to implement a Interface. </text:p>
      <text:p text:style-name="P1"/>
      <text:p text:style-name="P12"><text:s text:c="4"/><text:span text:style-name="T7">MyClass.</text:span><text:span text:style-name="T9">Instance</text:span><text:span text:style-name="T7">.Method(); </text:span><text:span text:style-name="T19"><text:s/>//Instance now is the “IMyClass” Interface</text:span></text:p>
      <text:p text:style-name="P4"><text:soft-page-break/>Additional Notes:</text:p>
      <text:p text:style-name="P4"/>
      <text:p text:style-name="P6"><text:span text:style-name="T1">Init/Destroy Method:</text:span> You can perform initialization of your singletons (when they are created the first time) by overriding the Init method. You can also override <text:span text:style-name="T1">OnDestroyCalled() </text:span>to perform finalization.</text:p>
      <text:p text:style-name="P7"/>
      <text:p text:style-name="P11"><text:span text:style-name="T4"><text:s text:c="4"/>public</text:span><text:span text:style-name="T12"> </text:span><text:span text:style-name="T4">override</text:span><text:span text:style-name="T12"> </text:span><text:span text:style-name="T4">void</text:span><text:span text:style-name="T12"> Init()</text:span></text:p>
      <text:p text:style-name="P13"><text:s text:c="4"/>{</text:p>
      <text:p text:style-name="P13"><text:s text:c="9"/><text:span text:style-name="T18">// <text:s/>Init MyClass here</text:span></text:p>
      <text:p text:style-name="P13"><text:s text:c="4"/>}</text:p>
      <text:p text:style-name="P13"/>
      <text:p text:style-name="P5"><text:span text:style-name="T13">Interface for Dependency Injection: </text:span><text:span text:style-name="T15">The main reason to allow Singletons be exposed through interfaces is to allow your code to be decoupled from Singletons (if you want to do that).</text:span></text:p>
      <text:p text:style-name="P8"/>
      <text:p text:style-name="P9">Compare the following:</text:p>
      <text:p text:style-name="P9"/>
      <text:p text:style-name="P15"><text:span text:style-name="T16"><text:s text:c="4"/></text:span><text:span text:style-name="T22">public class</text:span><text:span text:style-name="T16"> AnotherClass</text:span></text:p>
      <text:p text:style-name="P14"><text:s text:c="4"/>{</text:p>
      <text:p text:style-name="P14"/>
      <text:p text:style-name="P15"><text:span text:style-name="T16"><text:s text:c="8"/></text:span><text:span text:style-name="T22">void</text:span><text:span text:style-name="T16"> Method(){</text:span></text:p>
      <text:p text:style-name="P14"><text:s text:c="12"/>MyClass.Instance.Method();</text:p>
      <text:p text:style-name="P14"><text:s text:c="8"/>}</text:p>
      <text:p text:style-name="P14"><text:s text:c="4"/>}</text:p>
      <text:p text:style-name="P9"/>
      <text:p text:style-name="P9">With the following:</text:p>
      <text:p text:style-name="P9"/>
      <text:p text:style-name="P15"><text:span text:style-name="T22"><text:s text:c="4"/>public class</text:span><text:span text:style-name="T16"> AnotherClass</text:span></text:p>
      <text:p text:style-name="P14"><text:s text:c="4"/>{</text:p>
      <text:p text:style-name="P15"><text:span text:style-name="T16"><text:s text:c="8"/></text:span><text:span text:style-name="T10">IMyClass</text:span><text:span text:style-name="T16"> myclass;</text:span></text:p>
      <text:p text:style-name="P15"><text:span text:style-name="T16"><text:s text:c="8"/></text:span><text:span text:style-name="T22">public</text:span><text:span text:style-name="T16"> AnotherClass( </text:span><text:span text:style-name="T10">IMyClass</text:span><text:span text:style-name="T16"> myclass_interface){</text:span></text:p>
      <text:p text:style-name="P15"><text:span text:style-name="T16"><text:s text:c="12"/>myclass = myclass_interface;</text:span><text:span text:style-name="T17"> </text:span><text:span text:style-name="T20">// you can now mock the dependency</text:span></text:p>
      <text:p text:style-name="P14"><text:s text:c="8"/>}</text:p>
      <text:p text:style-name="P15"><text:span text:style-name="T16"><text:s text:c="8"/></text:span><text:span text:style-name="T22">void</text:span><text:span text:style-name="T16"> Method(){</text:span></text:p>
      <text:p text:style-name="P14"><text:s text:c="12"/>myclass.Method();</text:p>
      <text:p text:style-name="P14"><text:s text:c="8"/>}</text:p>
      <text:p text:style-name="P14"><text:s text:c="4"/>}</text:p>
      <text:p text:style-name="P26"><text:soft-page-break/>MiniPool</text:p>
      <text:p text:style-name="P27">This class is used as a high-performance object pool. Objects that are pooled needs to implement <text:span text:style-name="T6">IPoolable</text:span>: they need to be resetted by the pool so that references are dropped ad object will always be provided in a valid state.</text:p>
      <text:p text:style-name="P30"/>
      <text:p text:style-name="P30"><text:span text:style-name="T21">public</text:span> <text:span text:style-name="T21">class</text:span> MyObject: <text:span text:style-name="T5">IPoolable</text:span></text:p>
      <text:p text:style-name="P30">{</text:p>
      <text:p text:style-name="P30"><text:tab/><text:span text:style-name="T21">public</text:span> <text:span text:style-name="T21">void</text:span> Reset() <text:span text:style-name="T18">// called by the pool</text:span></text:p>
      <text:p text:style-name="P30"><text:tab/>{</text:p>
      <text:p text:style-name="P28"><text:tab/><text:tab/>// be sure to set to null all references here to help the GC</text:p>
      <text:p text:style-name="P30"><text:tab/>}</text:p>
      <text:p text:style-name="P30">}</text:p>
      <text:p text:style-name="P27"/>
      <text:p text:style-name="P27">You can initialize the pool with a initial size to avoid unnecessary allocations, the poolable amount of objects is limited only by available memory.</text:p>
      <text:p text:style-name="P27"/>
      <text:p text:style-name="P30">MiniPool&lt; MyObject&gt; <text:span text:style-name="T25">pool</text:span> = <text:span text:style-name="T21">new</text:span> MiniPool&lt; MyObject&gt;( 100);</text:p>
      <text:p text:style-name="P30"/>
      <text:p text:style-name="P30"/>
      <text:p text:style-name="P30">MyObject obj = <text:span text:style-name="T25">pool</text:span>.Acquire(); <text:span text:style-name="T18">//get a object from the pool</text:span></text:p>
      <text:p text:style-name="P30"><text:span text:style-name="T25">pool</text:span>.Release( obj); <text:span text:style-name="T18">// return the object to the pool </text:span></text:p>
      <text:p text:style-name="P27"/>
      <text:p text:style-name="P27"><text:span text:style-name="T1">Note:</text:span> after an object have been returned to the pool you should not use it anymore to be sure you will not use it you can set it tu null:</text:p>
      <text:p text:style-name="P27"/>
      <text:p text:style-name="P30"/>
      <text:p text:style-name="P30">MyObject obj = <text:span text:style-name="T25">pool</text:span>.Acquire(); <text:span text:style-name="T18">//get a object from the pool</text:span></text:p>
      <text:p text:style-name="P30"><text:span text:style-name="T25">pool</text:span>.Release( obj); <text:span text:style-name="T18">// return the object to the pool </text:span></text:p>
      <text:p text:style-name="P30">obj = null; <text:span text:style-name="T18">// set null to avoid accidental use.</text:span></text:p>
      <text:p text:style-name="P30"><text:span text:style-name="T18"/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9T15:14:25.30</meta:creation-date>
    <meta:generator>OpenOffice/4.1.2$Win32 OpenOffice.org_project/412m3$Build-9782</meta:generator>
    <dc:date>2016-12-16T18:54:34.55</dc:date>
    <meta:editing-duration>PT6H45M31S</meta:editing-duration>
    <meta:editing-cycles>30</meta:editing-cycles>
    <meta:document-statistic meta:table-count="0" meta:image-count="0" meta:object-count="0" meta:page-count="4" meta:paragraph-count="64" meta:word-count="438" meta:character-count="2973"/>
  </office:meta>
</office:document-meta>
</file>